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7pt" style:font-size-asian="7pt" style:font-size-complex="7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3">{{{nisn_umber+id_num}}}</text:span></text:p>
            <text:p text:style-name="P4"><text:s text:c="74"/><text:span text:style-name="T7">{{{++limit+providertraining+training+name}}} <text:s text:c="46"/>{{{+graduation_month}}} {{{+graduation_year}}}</text:span></text:p>
            <text:p text:style-name="P7"/>
            <text:p text:style-name="P7"/>
            <text:p text:style-name="P8"/>
            <text:p text:style-name="P1"><text:span text:style-name="T4"><text:s text:c="64"/></text:span><text:span text:style-name="T5"><text:s/>Psychiatry,Psycology,Psyco. Pharm and Comm. Mental Health <text:s text:c="13"/></text:span><text:span text:style-name="T2">{{{exam_grade_paper_i+name}}}</text:span></text:p>
            <text:p text:style-name="P6"><text:s text:c="56"/>Medicine, Surgery,Psyc. Nurs, Nursing Mgt. and Primary Health Care <text:s text:c="3"/><text:span text:style-name="T6">{{{exam_grade_paper_ii+name}}}</text:span></text:p>
            <text:p text:style-name="P6"><text:s text:c="56"/>Practicals and Oral <text:s text:c="84"/><text:span text:style-name="T6">{{{exam_grade_paper_iii+name}}}</text:span></text:p>
            <text:p text:style-name="P6"><text:s text:c="56"/>Research <text:s text:c="100"/><text:span text:style-name="T6">{{{exam_grade_paper_iv+name}}}</text:span></text:p>
            <text:p text:style-name="P6"><text:s text:c="116"/>{{{primary_form+exam_result}}}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5-01-10T12:45:19</dc:date>
    <dc:creator>HRIS </dc:creator>
    <meta:editing-duration>PT7H10M38S</meta:editing-duration>
    <meta:editing-cycles>98</meta:editing-cycles>
    <meta:generator>LibreOffice/3.5$Linux_x86 LibreOffice_project/350m1$Build-2</meta:generator>
    <meta:document-statistic meta:table-count="1" meta:image-count="0" meta:object-count="0" meta:page-count="1" meta:paragraph-count="10" meta:word-count="43" meta:character-count="1536" meta:non-whitespace-character-count="581"/>
  </office:meta>
</office:document-meta>
</file>